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bcd4" officeooo:paragraph-rsid="0005bcd4"/>
    </style:style>
    <style:style style:name="P2" style:family="paragraph" style:parent-style-name="Standard" style:list-style-name="L1">
      <style:text-properties officeooo:rsid="0005bcd4" officeooo:paragraph-rsid="0005bcd4"/>
    </style:style>
    <style:style style:name="P3" style:family="paragraph" style:parent-style-name="Standard" style:list-style-name="L1">
      <style:text-properties officeooo:rsid="00078097" officeooo:paragraph-rsid="00078097"/>
    </style:style>
    <style:style style:name="P4" style:family="paragraph" style:parent-style-name="Standard">
      <style:text-properties officeooo:rsid="00078097" officeooo:paragraph-rsid="00078097"/>
    </style:style>
    <style:style style:name="P5" style:family="paragraph" style:parent-style-name="Standard" style:list-style-name="L1">
      <style:text-properties officeooo:rsid="00092b7e" officeooo:paragraph-rsid="00092b7e"/>
    </style:style>
    <style:style style:name="P6" style:family="paragraph" style:parent-style-name="Standard">
      <style:text-properties officeooo:rsid="00092b7e" officeooo:paragraph-rsid="00092b7e"/>
    </style:style>
    <style:style style:name="P7" style:family="paragraph" style:parent-style-name="Standard" style:list-style-name="L2">
      <style:text-properties officeooo:rsid="0009674e" officeooo:paragraph-rsid="0009674e"/>
    </style:style>
    <style:style style:name="P8" style:family="paragraph" style:parent-style-name="Standard" style:list-style-name="L1">
      <style:text-properties officeooo:rsid="0009674e" officeooo:paragraph-rsid="0009674e"/>
    </style:style>
    <style:style style:name="P9" style:family="paragraph" style:parent-style-name="Standard" style:list-style-name="L3">
      <style:text-properties officeooo:rsid="0009674e" officeooo:paragraph-rsid="0009674e"/>
    </style:style>
    <style:style style:name="P10" style:family="paragraph" style:parent-style-name="Standard" style:list-style-name="L3">
      <style:text-properties officeooo:rsid="000aeabb" officeooo:paragraph-rsid="000aeabb"/>
    </style:style>
    <style:style style:name="P11" style:family="paragraph" style:parent-style-name="Standard" style:list-style-name="L2">
      <style:text-properties officeooo:rsid="000aeabb" officeooo:paragraph-rsid="000aeabb"/>
    </style:style>
    <style:style style:name="P12" style:family="paragraph" style:parent-style-name="Standard" style:list-style-name="L1">
      <style:text-properties officeooo:rsid="000de778" officeooo:paragraph-rsid="000de778"/>
    </style:style>
    <style:style style:name="P13" style:family="paragraph" style:parent-style-name="Standard">
      <style:text-properties fo:font-style="normal" officeooo:rsid="00023fd8" officeooo:paragraph-rsid="0012c68b" style:font-style-asian="normal" style:font-style-complex="normal"/>
    </style:style>
    <style:style style:name="P14" style:family="paragraph" style:parent-style-name="Standard">
      <style:text-properties officeooo:rsid="0001d4f9" officeooo:paragraph-rsid="0012c68b"/>
    </style:style>
    <style:style style:name="P15" style:family="paragraph" style:parent-style-name="Standard">
      <style:text-properties officeooo:rsid="00023fd8" officeooo:paragraph-rsid="0012c68b"/>
    </style:style>
    <style:style style:name="P16" style:family="paragraph" style:parent-style-name="Standard" style:list-style-name="L6">
      <style:text-properties officeooo:rsid="0012c68b" officeooo:paragraph-rsid="0012c68b"/>
    </style:style>
    <style:style style:name="P17" style:family="paragraph" style:parent-style-name="Standard" style:list-style-name="L4">
      <style:text-properties officeooo:paragraph-rsid="0012c68b"/>
    </style:style>
    <style:style style:name="P18" style:family="paragraph" style:parent-style-name="Standard" style:list-style-name="L5">
      <style:text-properties officeooo:paragraph-rsid="0012c68b"/>
    </style:style>
    <style:style style:name="P19" style:family="paragraph" style:parent-style-name="Standard" style:list-style-name="L6">
      <style:text-properties officeooo:paragraph-rsid="0012c68b"/>
    </style:style>
    <style:style style:name="P20" style:family="paragraph" style:parent-style-name="Standard">
      <style:paragraph-properties fo:break-before="page"/>
      <style:text-properties officeooo:rsid="000aeabb" officeooo:paragraph-rsid="000aeabb"/>
    </style:style>
    <style:style style:name="P21" style:family="paragraph" style:parent-style-name="Footnote">
      <style:text-properties officeooo:rsid="0005bcd4" officeooo:paragraph-rsid="000ed1b6"/>
    </style:style>
    <style:style style:name="P22" style:family="paragraph" style:parent-style-name="Footnote">
      <style:text-properties officeooo:rsid="00092b7e" officeooo:paragraph-rsid="0009674e"/>
    </style:style>
    <style:style style:name="T1" style:family="text">
      <style:text-properties officeooo:rsid="00078097"/>
    </style:style>
    <style:style style:name="T2" style:family="text">
      <style:text-properties style:text-position="sub 58%" officeooo:rsid="00078097"/>
    </style:style>
    <style:style style:name="T3" style:family="text">
      <style:text-properties officeooo:rsid="00092b7e"/>
    </style:style>
    <style:style style:name="T4" style:family="text">
      <style:text-properties style:font-name="Liberation Serif"/>
    </style:style>
    <style:style style:name="T5" style:family="text">
      <style:text-properties officeooo:rsid="0009674e"/>
    </style:style>
    <style:style style:name="T6" style:family="text">
      <style:text-properties fo:font-style="normal" style:font-style-asian="normal" style:font-style-complex="normal"/>
    </style:style>
    <style:style style:name="T7" style:family="text">
      <style:text-properties fo:font-style="normal" officeooo:rsid="0012c68b" style:font-style-asian="normal" style:font-style-complex="normal"/>
    </style:style>
    <style:style style:name="T8" style:family="text">
      <style:text-properties fo:font-style="normal" officeooo:rsid="00023fd8" style:font-style-asian="normal" style:font-style-complex="normal"/>
    </style:style>
    <style:style style:name="T9" style:family="text">
      <style:text-properties officeooo:rsid="000c1162"/>
    </style:style>
    <style:style style:name="T10" style:family="text">
      <style:text-properties officeooo:rsid="000df9e9"/>
    </style:style>
    <style:style style:name="T11" style:family="text">
      <style:text-properties officeooo:rsid="00107663"/>
    </style:style>
    <style:style style:name="T12" style:family="text">
      <style:text-properties officeooo:rsid="00119b18"/>
    </style:style>
    <style:style style:name="T13" style:family="text">
      <style:text-properties officeooo:rsid="00023fd8"/>
    </style:style>
    <style:style style:name="T14" style:family="text">
      <style:text-properties fo:font-style="italic" style:font-style-asian="italic" style:font-style-complex="italic"/>
    </style:style>
    <style:style style:name="T15" style:family="text">
      <style:text-properties fo:font-style="italic" officeooo:rsid="0012c68b" style:font-style-asian="italic" style:font-style-complex="italic"/>
    </style:style>
    <style:style style:name="T16" style:family="text">
      <style:text-properties fo:font-style="italic" officeooo:rsid="00023fd8" style:font-style-asian="italic" style:font-style-complex="italic"/>
    </style:style>
    <style:style style:name="T17" style:family="text">
      <style:text-properties officeooo:rsid="0012c68b"/>
    </style:style>
    <style:style style:name="T18" style:family="text">
      <style:text-properties officeooo:rsid="0001d4f9"/>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search Plan</text:p>
      <text:p text:style-name="P14"/>
      <text:p text:style-name="P14">Rationale: [Number] people die each year in accidents related to distracted driving, [percent]% of which are related to cell phone usage. It would be ideal if a solution were found which could reduce the incidence of poor driving skills including improper phone usage and thus save lives and money.</text:p>
      <text:p text:style-name="P14"/>
      <text:p text:style-name="P14">Research Questions: </text:p>
      <text:list xml:id="list7454071781705407172" text:style-name="L4">
        <text:list-item>
          <text:p text:style-name="P17"><text:span text:style-name="T18">What other solutions have already been proposed to remedy this issue? </text:span></text:p>
        </text:list-item>
        <text:list-item>
          <text:p text:style-name="P17"><text:span text:style-name="T18">How does operant conditioning tie into designing an effective solution? </text:span></text:p>
        </text:list-item>
        <text:list-item>
          <text:p text:style-name="P17"><text:span text:style-name="T18">What sorts of behaviors could potentially cause dangerous driving?</text:span></text:p>
        </text:list-item>
      </text:list>
      <text:p text:style-name="P14"/>
      <text:p text:style-name="P14">Engineering Goal: Design a device which can alert users of potentially poor driving and cause them to <text:span text:style-name="T13">cease behaviors which could cause it.</text:span></text:p>
      <text:p text:style-name="P15"/>
      <text:p text:style-name="P15">Risk and Safety: The production of the main printed circuit board requires the use of potentially dangerous chemicals such as hydrochloric acid and sodium hydroxide and can potentially produce toxic fumes. Proper lab procedures must be taken and the work must be done in a fume hood.</text:p>
      <text:p text:style-name="P15"/>
      <text:p text:style-name="P15">Hazardous Chemicals <text:span text:style-name="T17">(see </text:span><text:span text:style-name="T15">Risk and Safety</text:span><text:span text:style-name="T7">)</text:span>: </text:p>
      <text:list xml:id="list7838456014020739099" text:style-name="L5">
        <text:list-item>
          <text:p text:style-name="P18"><text:span text:style-name="T8">Pure NaOH – 1 gram per 1000 milliliters water</text:span></text:p>
        </text:list-item>
        <text:list-item>
          <text:p text:style-name="P18"><text:span text:style-name="T8">37% hydrochloric acid</text:span></text:p>
        </text:list-item>
        <text:list-item>
          <text:p text:style-name="P18"><text:span text:style-name="T8">3% hydrogen peroxide</text:span></text:p>
        </text:list-item>
        <text:list-item>
          <text:p text:style-name="P18"><text:span text:style-name="T8">Standard lab procedures and a fume hood should be used to prevent chemical injuries. </text:span></text:p>
        </text:list-item>
        <text:list-item>
          <text:p text:style-name="P18"><text:span text:style-name="T8">Waste copper (II) chloride is toxic and will be reacted with aluminium metal into aluminium chlorides, which can be diluted and disposed in a drain.</text:span></text:p>
        </text:list-item>
      </text:list>
      <text:p text:style-name="P15"/>
      <text:p text:style-name="P13">Data Analysis: Prototype design will be judged based on the following criteria: </text:p>
      <text:list xml:id="list6440699665464623115" text:style-name="L6">
        <text:list-item>
          <text:p text:style-name="P19"><text:span text:style-name="T8">Does the prototype function as expected? </text:span></text:p>
        </text:list-item>
        <text:list-item>
          <text:p text:style-name="P19"><text:span text:style-name="T8">Would it be effective in alerting a user?</text:span></text:p>
        </text:list-item>
        <text:list-item>
          <text:p text:style-name="P16"><text:span text:style-name="T6">If so, would the device alert the user without presenting an extra distraction or danger?</text:span></text:p>
        </text:list-item>
      </text:list>
      <text:p text:style-name="P1"/>
      <text:p text:style-name="P1"><text:span text:style-name="T10">Instructions for </text:span>Fabrication of Device</text:p>
      <text:p text:style-name="P1"/>
      <text:p text:style-name="P6">Tools needed:</text:p>
      <text:list xml:id="list7308076781681598120" text:style-name="L2">
        <text:list-item>
          <text:p text:style-name="P7">Hot plate</text:p>
        </text:list-item>
        <text:list-item>
          <text:p text:style-name="P7">Fume hood</text:p>
        </text:list-item>
        <text:list-item>
          <text:p text:style-name="P7">Nitrile gloves</text:p>
        </text:list-item>
        <text:list-item>
          <text:p text:style-name="P7">Fluorescent lamp</text:p>
        </text:list-item>
        <text:list-item>
          <text:p text:style-name="P7">Aerator stone and aquarium pump</text:p>
        </text:list-item>
        <text:list-item>
          <text:p text:style-name="P7">Frying pan or other crucible</text:p>
        </text:list-item>
        <text:list-item>
          <text:p text:style-name="P11">Soldering iron and solder</text:p>
        </text:list-item>
      </text:list>
      <text:p text:style-name="P1"/>
      <text:p text:style-name="P4">Materials needed:</text:p>
      <text:list xml:id="list7869136761886494410" text:style-name="L3">
        <text:list-item>
          <text:p text:style-name="P9">Copper-clad PCB</text:p>
        </text:list-item>
        <text:list-item>
          <text:p text:style-name="P9">Photoresist dry film</text:p>
        </text:list-item>
        <text:list-item>
          <text:p text:style-name="P9">Sodium carbonate</text:p>
        </text:list-item>
        <text:list-item>
          <text:p text:style-name="P9">Sodium hydroxide (lye)</text:p>
        </text:list-item>
        <text:list-item>
          <text:p text:style-name="P9"><text:soft-page-break/>Hydrochloric acid (37%)</text:p>
        </text:list-item>
        <text:list-item>
          <text:p text:style-name="P9">Hydrogen peroxide (3%)</text:p>
        </text:list-item>
        <text:list-item>
          <text:p text:style-name="P9">Electronic components</text:p>
          <text:list>
            <text:list-item>
              <text:p text:style-name="P9">Yellow LED</text:p>
            </text:list-item>
            <text:list-item>
              <text:p text:style-name="P9">Inverter IC (Diodes Incorporated 74AHC1G04SE-7) or NPN transistors (2N2222A)<text:note text:id="ftn0" text:note-class="footnote"><text:note-citation text:label="*">*</text:note-citation><text:note-body><text:p text:style-name="P21">The inverter IC is insanely small and frustrating<text:span text:style-name="T1">ly</text:span> difficult to <text:span text:style-name="T1">use</text:span>. If needed, use a transistor-based NOT gate instead.</text:p></text:note-body></text:note></text:p>
            </text:list-item>
            <text:list-item>
              <text:p text:style-name="P9">Resistors</text:p>
            </text:list-item>
            <text:list-item>
              <text:p text:style-name="P9">Buzzer</text:p>
            </text:list-item>
            <text:list-item>
              <text:p text:style-name="P10">Jumper wires</text:p>
            </text:list-item>
            <text:list-item>
              <text:p text:style-name="P10">Flux and solder paste (used for SMD components)</text:p>
            </text:list-item>
            <text:list-item>
              <text:p text:style-name="P10">Batteries <text:span text:style-name="T11">(3</text:span>V <text:span text:style-name="T11">total</text:span>)</text:p>
            </text:list-item>
          </text:list>
        </text:list-item>
        <text:list-item>
          <text:p text:style-name="P9">Contact switch components</text:p>
          <text:list>
            <text:list-item>
              <text:p text:style-name="P9">HDPE sheets (milk jug material)</text:p>
            </text:list-item>
            <text:list-item>
              <text:p text:style-name="P9">Aluminium foil</text:p>
            </text:list-item>
            <text:list-item>
              <text:p text:style-name="P9">Nylon thread <text:span text:style-name="T9">and Velcro</text:span></text:p>
            </text:list-item>
          </text:list>
        </text:list-item>
        <text:list-item>
          <text:p text:style-name="P9">Steering wheel cover</text:p>
        </text:list-item>
        <text:list-item>
          <text:p text:style-name="P10">Project enclosure box</text:p>
        </text:list-item>
      </text:list>
      <text:p text:style-name="P1"/>
      <text:p text:style-name="P20">Procedure:</text:p>
      <text:list xml:id="list7055783537640355101" text:style-name="L1">
        <text:list-item>
          <text:p text:style-name="P5">Cut a copper clad PCB to fit in a project enclosure.</text:p>
        </text:list-item>
        <text:list-item>
          <text:p text:style-name="P2">Etch <text:span text:style-name="T3">the </text:span>PCB to receive components.<text:span text:style-name="T4"><text:note text:id="ftn1" text:note-class="footnote"><text:note-citation text:label="**">**</text:note-citation><text:note-body><text:p text:style-name="P22">Procedure adapted from “DIY PCB using Liquid Photoresist” by synthdood via Instructables (<text:a xlink:type="simple" xlink:href="http://www.instructables.com/id/DIY-PCB-using-Liquid-Photoresist/" text:style-name="Internet_20_link" text:visited-style-name="Visited_20_Internet_20_Link">http://www.instructables.com/id/DIY-PCB-using-Liquid-Photoresist/</text:a>) <text:span text:style-name="T5">and “Make Ten Etchants for Copper Printed Circuit Boards” by NurdRage via YouTube (</text:span><text:a xlink:type="simple" xlink:href="https://youtu.be/Q4tWEse2rDI" text:style-name="Internet_20_link" text:visited-style-name="Visited_20_Internet_20_Link"><text:span text:style-name="T5">https://youtu.be/Q4tWEse2rDI</text:span></text:a><text:span text:style-name="T5">)</text:span></text:p></text:note-body></text:note></text:span></text:p>
          <text:list>
            <text:list-item>
              <text:p text:style-name="P2">Mask the PCB using photoresist dry film.</text:p>
            </text:list-item>
            <text:list-item>
              <text:p text:style-name="P2">Apply a transparency printed with circuit design, toner side down.</text:p>
            </text:list-item>
            <text:list-item>
              <text:p text:style-name="P8">Expose the board by placing it near a fluorescent lamp.</text:p>
            </text:list-item>
            <text:list-item>
              <text:p text:style-name="P2"><text:span text:style-name="T1">Make a developer solution from sodium carbonate (1g Na</text:span><text:span text:style-name="T2">2</text:span><text:span text:style-name="T1">CO</text:span><text:span text:style-name="T2">3</text:span><text:span text:style-name="T1"> per 1L H</text:span><text:span text:style-name="T2">2</text:span><text:span text:style-name="T1">O). </text:span></text:p>
            </text:list-item>
            <text:list-item>
              <text:p text:style-name="P2"><text:span text:style-name="T1">Develop the board by placing it in the sodium carbonate solution for 15 minutes. Do not allow the solution to become too polluted; if it does, replace the solution.</text:span></text:p>
            </text:list-item>
            <text:list-item>
              <text:p text:style-name="P3">Make an etchant by adding one part hydrochloric acid to two parts hydrogen peroxide.</text:p>
            </text:list-item>
            <text:list-item>
              <text:p text:style-name="P3">Etch the board by placing it in the <text:span text:style-name="T3">etchant along with air pumped through an aerator stone. Flip the board periodically to ensure even etching.</text:span></text:p>
            </text:list-item>
            <text:list-item>
              <text:p text:style-name="P5">Drill holes to receive components (if applicable).</text:p>
            </text:list-item>
            <text:list-item>
              <text:p text:style-name="P5">Make a stripping solution by mixing three tablespoons of lye with a large frying pan of water. Heat the solution and place the board in it to release any leftover photoresist.</text:p>
            </text:list-item>
            <text:list-item>
              <text:p text:style-name="P8">Wash the board to remove any trace chemicals.</text:p>
            </text:list-item>
          </text:list>
        </text:list-item>
      </text:list>
      <text:p text:style-name="P6"/>
      <text:list xml:id="list211723387988637" text:continue-numbering="true" text:style-name="L1">
        <text:list-item>
          <text:p text:style-name="P2"><text:span text:style-name="T3">Refer to the circuit diagram (Figure 1) to a</text:span>ttach all components to the etched PCB.</text:p>
          <text:list>
            <text:list-item>
              <text:p text:style-name="P12"><text:span text:style-name="T4">To create the contact switches, glue two pieces of aluminium foil onto a folded sheet of HDPE. Connect each piece of foil to a lead wire. Ensure that the foil connects when pushed together.</text:span></text:p>
            </text:list-item>
          </text:list>
        </text:list-item>
        <text:list-item>
          <text:p text:style-name="P12"><text:span text:style-name="T4">Mount the circuit board in the project enclosure. Ensure that the indicator LED is visible.</text:span></text:p>
        </text:list-item>
        <text:list-item>
          <text:p text:style-name="P12">Stitch the contact switches to the steering wheel cover in the locations where the hands should rest while driving. Ensure that the folded edge faces the driver.</text:p>
        </text:list-item>
        <text:list-item>
          <text:p text:style-name="P12">Using Velcro to attach the enclosure box to the steering wheel cover.</text:p>
        </text:list-item>
        <text:list-item>
          <text:p text:style-name="P12">The device can now be installed on a vehicle by placing it on a steering wheel. <text:span text:style-name="T12">(The enclosure may need to be attached after the switches and steering wheel cover have been install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6T15:43:49.080000000</meta:creation-date>
    <dc:date>2015-10-27T21:17:21.671000000</dc:date>
    <meta:editing-duration>P1DT5H16M47S</meta:editing-duration>
    <meta:editing-cycles>11</meta:editing-cycles>
    <meta:generator>LibreOffice/4.4.3.2$Windows_x86 LibreOffice_project/88805f81e9fe61362df02b9941de8e38a9b5fd16</meta:generator>
    <meta:document-statistic meta:table-count="0" meta:image-count="0" meta:object-count="0" meta:page-count="3" meta:paragraph-count="69" meta:word-count="757" meta:character-count="4462" meta:non-whitespace-character-count="3821"/>
  </office:meta>
</office:document-meta>
</file>